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4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Valeurs</text:h>
      <text:list xml:id="list1264525548694136206" text:style-name="L1">
        <text:list-item>
          <text:p text:style-name="P4">totalPulses<text:tab/><text:tab/> <text:s/>Totalisateur d'impulsions</text:p>
        </text:list-item>
        <text:list-item>
          <text:p text:style-name="P4">pulses<text:tab/><text:tab/><text:tab/> <text:s/>Nombre de pulses depuis le dernier comptage</text:p>
        </text:list-item>
        <text:list-item>
          <text:p text:style-name="P4">speed<text:tab/><text:tab/><text:tab/> <text:s/>Vitesse en tours/minute</text:p>
        </text:list-item>
        <text:list-item>
          <text:p text:style-name="P4">pulsePerRotate<text:tab/> <text:s/>Nombre d'impulsions par tour</text:p>
        </text:list-item>
        <text:list-item>
          <text:p text:style-name="P4">measurementWindow<text:tab/> <text:s/>Temps entre 2 comptages en secondes (1...65) </text:p>
        </text:list-item>
        <text:list-item>
          <text:p text:style-name="P4">min<text:tab/><text:tab/><text:tab/> <text:s/>Vitesse affectée au 0% de bouchage</text:p>
        </text:list-item>
        <text:list-item>
          <text:p text:style-name="P4">max<text:tab/><text:tab/><text:tab/> <text:s/>Vitesse affectée au 100 de bouchage</text:p>
        </text:list-item>
        <text:list-item>
          <text:p text:style-name="P4">lowestValue<text:tab/><text:tab/> <text:s/>Vitesse minimum enregistrée dans la session</text:p>
        </text:list-item>
        <text:list-item>
          <text:p text:style-name="P4">highestValue<text:tab/><text:tab/> <text:s/>Vitesse maximum enregistrée dans la session</text:p>
        </text:list-item>
        <text:list-item>
          <text:p text:style-name="P4">rate<text:tab/><text:tab/><text:tab/> <text:s/>Pourcentage de bouchage mesuré</text:p>
        </text:list-item>
      </text:list>
      <text:p text:style-name="Standard"/>
      <text:h text:style-name="Heading_20_1" text:outline-level="1">Comptage</text:h>
      <text:p text:style-name="P1"><text:tab/>Une entrée (gpio) sous interruption compte les impulsions.</text:p>
      <text:h text:style-name="Heading_20_1" text:outline-level="1">Calculs</text:h>
      <text:p text:style-name="P1"><text:tab/>Toutes les <text:span text:style-name="T2">measurementWindow</text:span> secondes, la vitesse est calculée en fonction du nombre d'impulsions comptées. La vitesse est égale à:</text:p>
      <text:p text:style-name="P2"><text:span text:style-name="T3">speed</text:span><text:span text:style-name="T1"> = (</text:span><text:span text:style-name="T3">pulses</text:span><text:span text:style-name="T1"> <text:s/>/ (</text:span><text:span text:style-name="T3">pulsePerRotate</text:span><text:span text:style-name="T1"> * </text:span><text:span text:style-name="T3">measurementWindow</text:span><text:span text:style-name="T1">)) * 60</text:span></text:p>
      <text:p text:style-name="P1"><text:tab/>Plus la fenêtre est large, plus la précision est bonne. Ce nombre d'impulsions est ajouté au totalisateur d'impulsions <text:span text:style-name="T2">pulses</text:span>. </text:p>
      <text:p text:style-name="P3"><text:span text:style-name="T2">TotalPulses</text:span> = <text:span text:style-name="T2">totalPulses</text:span> + <text:span text:style-name="T2">pulses</text:span></text:p>
      <text:p text:style-name="P1">Le taux de bouchage <text:s/>r<text:span text:style-name="T2">ate</text:span> est calculé à partir de la vitesse de bouchage <text:span text:style-name="T2">min</text:span> correspondant à 0% de bouchage et la vitesse de bouchage <text:span text:style-name="T2">max</text:span> correspondant à 100% de bouchage.</text:p>
      <text:p text:style-name="P3"><text:span text:style-name="T2">rate</text:span> = ((<text:span text:style-name="T2">speed</text:span> - <text:span text:style-name="T2">min</text:span>) / (<text:span text:style-name="T2">max</text:span> - <text:span text:style-name="T2">min</text:span>)) * 100.0</text:p>
      <text:h text:style-name="Heading_20_1" text:outline-level="1">Statistiques</text:h>
      <text:p text:style-name="P1"><text:tab/>Le taux de bouchage et la vitesse peuvent être envoyés sur le port <text:span text:style-name="T2">UART over USB</text:span> de la carte. Un PC peut facilement les récupérer à fin de statistiques, de graphes etc...</text:p>
      <text:h text:style-name="Heading_20_1" text:outline-level="1">Eeprom</text:h>
      <text:p text:style-name="P1"><text:tab/>Les paramètres sauvegardés en eeprom sont ceux de plusieurs modules, ils sont bien sûr éditables.</text:p>
      <text:h text:style-name="Heading_20_2" text:outline-level="2">Tachymètre</text:h>
      <text:list xml:id="list4241369763239439077" text:style-name="L2">
        <text:list-item>
          <text:p text:style-name="P5">pulsePerRotate<text:tab/> <text:s/>Nombre d'impulsions par tour</text:p>
        </text:list-item>
        <text:list-item>
          <text:p text:style-name="P5">measurementWindow<text:tab/> <text:s/>Temps entre 2 comptages en secondes (1...65) </text:p>
        </text:list-item>
        <text:list-item>
          <text:p text:style-name="P5">min<text:tab/><text:tab/><text:tab/> <text:s/>Vitesse affectée au 0% de bouchage</text:p>
        </text:list-item>
        <text:list-item>
          <text:p text:style-name="P5">max<text:tab/><text:tab/><text:tab/> <text:s/>Vitesse affectée au 100 de bouchage</text:p>
        </text:list-item>
      </text:list>
      <text:p text:style-name="Standard"/>
      <text:h text:style-name="Heading_20_2" text:outline-level="2"><text:soft-page-break/>Chenillard</text:h>
      <text:list xml:id="list2898677799756786767" text:style-name="L3">
        <text:list-item>
          <text:p text:style-name="P6">durationMin<text:tab/>Temps d'allumage d'une led pour 0% de bouchage</text:p>
        </text:list-item>
        <text:list-item>
          <text:p text:style-name="P6">durationMin<text:tab/>Temps d'allumage d'une led pour 100% de bouchage</text:p>
        </text:list-item>
        <text:list-item>
          <text:p text:style-name="P6">luminosity<text:tab/>Luminosité d'une led</text:p>
        </text:list-item>
      </text:list>
      <text:h text:style-name="Heading_20_2" text:outline-level="2">Envoi des données</text:h>
      <text:list xml:id="list1538759715323773265" text:style-name="L4">
        <text:list-item>
          <text:p text:style-name="P7">serialBaudrate<text:tab/><text:tab/>Baudrate de sortie des données.</text:p>
        </text:list-item>
        <text:list-item>
          <text:p text:style-name="P7">serialOutputSwitch<text:tab/>Activation de la sortie de données sur le port série </text:p>
        </text:list-item>
        <text:list-item>
          <text:p text:style-name="P7">speedSwitch<text:tab/><text:tab/>Activation de la sortie de la vitesse sur le port série </text:p>
        </text:list-item>
        <text:list-item>
          <text:p text:style-name="P7">cloggingSwitch<text:tab/>Activation de la sortie du bouchage sur le port série 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34M18S</meta:editing-duration>
    <meta:editing-cycles>9</meta:editing-cycles>
    <meta:generator>OpenOffice/4.1.1$Win32 OpenOffice.org_project/411m6$Build-9775</meta:generator>
    <dc:date>2019-10-14T19:20:55.01</dc:date>
    <dc:creator>Pierre Faller</dc:creator>
    <meta:document-statistic meta:table-count="0" meta:image-count="0" meta:object-count="0" meta:page-count="2" meta:paragraph-count="38" meta:word-count="330" meta:character-count="2075"/>
    <meta:user-defined meta:name="Info 1"/>
    <meta:user-defined meta:name="Info 2"/>
    <meta:user-defined meta:name="Info 3"/>
    <meta:user-defined meta:name="Info 4"/>
  </office:meta>
</office:document-meta>
</file>